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72.00pt" fo:font-weight="normal" fo:font-family="'Calibri Light'" style:font-family-asian="'Calibri Light'" style:font-family-complex="'Calibri Light'" fo:background-color="transparent" fo:color="#4472c4" fo:text-shadow="2pt 2pt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50pt" fo:font-weight="normal" fo:font-family="inherit" style:font-family-asian="inherit" style:font-family-complex="inherit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normal" fo:font-family="'Calibri Light'" style:font-family-asian="'Calibri Light'" style:font-family-complex="'Calibri Light'" fo:background-color="transparent" fo:color="#2f5496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2.00pt" fo:font-weight="normal" fo:font-family="'Calibri Light'" style:font-family-asian="'Calibri Light'" style:font-family-complex="'Calibri Light'" fo:background-color="transparent" fo:color="#2f5496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>
        <style:tab-stops>
          <style:tab-stop style:position="-36.00pt"/>
        </style:tab-stops>
      </style:paragraph-properties>
    </style:style>
    <style:style style:name="P5" style:family="paragraph">
      <style:paragraph-properties fo:line-height="105.00%" fo:text-align="left" fo:margin-left="36.00pt" fo:text-indent="0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top="12.00pt"/>
    </style:style>
    <style:style style:name="P8" style:family="paragraph">
      <style:paragraph-properties fo:line-height="105.00%" fo:text-align="left" fo:margin-bottom="8.00pt"/>
    </style:style>
    <text:list-style style:name="L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" style:family="paragraph">
      <style:paragraph-properties fo:line-height="105.00%" fo:text-align="justify" fo:margin-bottom="8.00pt"/>
    </style:style>
    <style:style style:name="P10" style:family="paragraph">
      <style:paragraph-properties fo:line-height="105.00%" fo:text-align="justify" fo:margin-left="17.40pt" fo:text-indent="0.00pt" fo:margin-bottom="8.00pt"/>
    </style:style>
    <style:style style:name="P11" style:family="paragraph">
      <style:paragraph-properties fo:line-height="105.00%" fo:text-align="justify" fo:margin-bottom="8.00pt"/>
    </style:style>
    <style:style style:name="P12" style:family="paragraph">
      <style:paragraph-properties fo:line-height="105.00%" fo:text-align="justify" fo:margin-left="17.40pt" fo:text-indent="0.00pt" fo:margin-bottom="8.00pt"/>
    </style:style>
    <style:style style:name="P13" style:family="paragraph">
      <style:paragraph-properties fo:line-height="105.00%" fo:text-align="justify" fo:margin-bottom="8.00pt"/>
    </style:style>
    <style:style style:name="P14" style:family="paragraph">
      <style:paragraph-properties fo:line-height="105.00%" fo:text-align="justify" fo:margin-left="17.40pt" fo:text-indent="0.00pt" fo:margin-bottom="8.00pt"/>
    </style:style>
    <style:style style:name="P15" style:family="paragraph">
      <style:paragraph-properties fo:line-height="105.00%" fo:text-align="justify" fo:margin-bottom="8.00pt"/>
    </style:style>
    <style:style style:name="P16" style:family="paragraph">
      <style:paragraph-properties fo:line-height="105.00%" fo:text-align="justify" fo:margin-left="17.40pt" fo:text-indent="0.00pt" fo:margin-bottom="8.00pt"/>
    </style:style>
    <style:style style:name="P17" style:family="paragraph">
      <style:paragraph-properties fo:line-height="105.00%" fo:text-align="justify" fo:margin-bottom="8.00pt"/>
    </style:style>
    <style:style style:name="P18" style:family="paragraph">
      <style:paragraph-properties fo:line-height="105.00%" fo:text-align="justify" fo:margin-left="17.40pt" fo:text-indent="0.00pt" fo:margin-bottom="8.00pt"/>
    </style:style>
    <style:style style:name="P19" style:family="paragraph">
      <style:paragraph-properties fo:line-height="105.00%" fo:text-align="justify" fo:margin-bottom="8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05.00%" fo:text-align="justify" fo:margin-bottom="8.00pt"/>
    </style:style>
    <style:style style:name="P21" style:family="paragraph">
      <style:paragraph-properties fo:line-height="105.00%" fo:text-align="justify" fo:margin-left="17.40pt" fo:text-indent="0.00pt" fo:margin-bottom="8.00pt"/>
    </style:style>
    <style:style style:name="P22" style:family="paragraph">
      <style:paragraph-properties fo:line-height="105.00%" fo:text-align="justify" fo:margin-left="36.00pt" fo:text-indent="0.00pt" fo:margin-bottom="8.00pt"/>
    </style:style>
    <text:list-style style:name="L2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3" style:family="paragraph">
      <style:paragraph-properties fo:line-height="105.00%" fo:text-align="justify" fo:margin-bottom="8.00pt"/>
    </style:style>
    <style:style style:name="P24" style:family="paragraph">
      <style:paragraph-properties fo:line-height="105.00%" fo:text-align="justify" fo:margin-bottom="8.00pt"/>
    </style:style>
    <style:style style:name="P25" style:family="paragraph">
      <style:paragraph-properties fo:line-height="105.00%" fo:text-align="justify" fo:margin-top="12.00pt"/>
    </style:style>
    <style:style style:name="P26" style:family="paragraph">
      <style:paragraph-properties fo:line-height="105.00%" fo:text-align="justify" fo:margin-bottom="8.00pt"/>
    </style:style>
  </office:automatic-styles>
  <office:body>
    <office:text>
      <text:p text:style-name="P1"><text:span text:style-name="T1">Costes</text:span></text:p>
      <text:p text:style-name="P1"><text:span text:style-name="T1">del proyecto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ANTONIO SEGURA JIMÉNEZ</text:span></text:p>
      <text:list text:style-name="L4">
        <text:list-item>
          <text:p text:style-name="P4"><text:span text:style-name="T3"> RAUL RODRIGUEZ MÉNDEZ</text:span></text:p>
        </text:list-item>
        <text:list-item>
          <text:p text:style-name="P4"><text:span text:style-name="T3">JESUS ELÍAS RODRIGUEZ</text:span></text:p>
        </text:list-item>
        <text:list-item>
          <text:p text:style-name="P4"><text:span text:style-name="T3">CRISTIAN LORCA BRENES</text:span></text:p>
        </text:list-item>
        <text:list-item>
          <text:p text:style-name="P4"><text:span text:style-name="T4"/></text:p>
        </text:list-item>
      </text:list>
      <text:p text:style-name="P5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pan text:style-name="T5">Planificación de tareas.</text:span></text:p>
      <text:p text:style-name="P8"><text:span text:style-name="T6"/></text:p>
      <text:list text:style-name="L9">
        <text:list-item>
          <text:p text:style-name="P9"><text:span text:style-name="T7">Asistencia a todas las clases tanto teóricas como a las revisiones del proyecto, por parte de todos los miembros del grupo. Cuya estimación son unas 18 horas de trabajo por persona. Que hacen un total de 72 horas.</text:span></text:p>
        </text:list-item>
        <text:list-item>
          <text:p text:style-name="P9"><text:span text:style-name="T7">Reunión para la lectura de todos los requisitos y discusión sobre a qué nivel llegar lo que nos llevó 2 horas a cada miembro. Que hacen un total de 8 horas.</text:span></text:p>
        </text:list-item>
        <text:list-item>
          <text:p text:style-name="P9"><text:span text:style-name="T7">Planificación y reparto total del trabajo realizado por Antonio Segura Jiménez. 1 horas.</text:span></text:p>
        </text:list-item>
        <text:list-item>
          <text:p text:style-name="P9"><text:span text:style-name="T7">Estimación de costes por Antonio Segura Jiménez. 2 horas.</text:span></text:p>
        </text:list-item>
        <text:list-item>
          <text:p text:style-name="P9"><text:span text:style-name="T7">Realización del Modelo Conceptual asignado a Raúl Rodríguez Méndez hasta los requisitos de nivel C. 3 horas.</text:span></text:p>
        </text:list-item>
        <text:list-item>
          <text:p text:style-name="P9"><text:span text:style-name="T7">Revisión y correcciones del Modelo Conceptual asignado a Jesús Elías Rodríguez. 2 horas.</text:span></text:p>
        </text:list-item>
        <text:list-item>
          <text:p text:style-name="P9"><text:span text:style-name="T7">Realización del Modelo de Dominio asignado a Antonio Segura Jiménez. 3 horas.</text:span></text:p>
        </text:list-item>
        <text:list-item>
          <text:p text:style-name="P9"><text:span text:style-name="T7">Revisión y correcciones del Modelo de Dominio asignado a Cristian Lorca Brenes. 2 horas.</text:span></text:p>
        </text:list-item>
        <text:list-item>
          <text:p text:style-name="P9"><text:span text:style-name="T7">Modelo de persistencia java, nivel C.</text:span></text:p>
        </text:list-item>
        <text:list-item>
          <text:p text:style-name="P10"><text:span text:style-name="T7">Antonio Segura Jiménez: Procession, Request, Member. 2 horas</text:span></text:p>
        </text:list-item>
        <text:list-item>
          <text:p text:style-name="P10"><text:span text:style-name="T7">Cristian Lorca Brenes: Enrolment, Position y mensaje broadcast. 2 horas</text:span></text:p>
        </text:list-item>
        <text:list-item>
          <text:p text:style-name="P10"><text:span text:style-name="T7">Raúl Rodríguez Méndez: Float, Picture y Actor. 2 horas</text:span></text:p>
        </text:list-item>
        <text:list-item>
          <text:p text:style-name="P10"><text:span text:style-name="T7">Jesús Elías Rodríguez: CustomizableSystem, Administrador y Brotherhood. 2 horas</text:span></text:p>
        </text:list-item>
        <text:list-item>
          <text:p text:style-name="P11"><text:span text:style-name="T7">Repositorios, nivel C.</text:span></text:p>
        </text:list-item>
        <text:list-item>
          <text:p text:style-name="P12"><text:span text:style-name="T7">Antonio Segura Jiménez: Procession, Request, Member. 2 horas.</text:span></text:p>
        </text:list-item>
        <text:list-item>
          <text:p text:style-name="P12"><text:span text:style-name="T7">Cristian Lorca Brenes: Enrolment, Position y mensaje broadcast. 1 hora</text:span></text:p>
        </text:list-item>
        <text:list-item>
          <text:p text:style-name="P12"><text:span text:style-name="T7">Raúl Rodríguez Méndez: Float, Picture y Actor. 1 hora</text:span></text:p>
        </text:list-item>
        <text:list-item>
          <text:p text:style-name="P12"><text:span text:style-name="T7">Jesús Elías Rodríguez: CustomizableSystem, Administrador y Brotherhood. 4 horas</text:span></text:p>
        </text:list-item>
        <text:list-item>
          <text:p text:style-name="P13"><text:span text:style-name="T7">Servicios, nivel C.</text:span></text:p>
        </text:list-item>
        <text:list-item>
          <text:p text:style-name="P14"><text:span text:style-name="T7">Antonio Segura Jiménez: Procession, Request, Member. 18 horas</text:span></text:p>
        </text:list-item>
        <text:list-item>
          <text:p text:style-name="P14"><text:span text:style-name="T7">Cristian Lorca Brenes: Enrolment, Position y mensaje broadcast. 10 horas</text:span></text:p>
        </text:list-item>
        <text:list-item>
          <text:p text:style-name="P14"><text:span text:style-name="T7">Raúl Rodríguez Méndez: Float, Picture y Actor. 9 horas</text:span></text:p>
        </text:list-item>
        <text:list-item>
          <text:p text:style-name="P14"><text:span text:style-name="T7">Jesús Elías Rodríguez: CustomizableSystem, Administrador y Brotherhood. 12 horas</text:span></text:p>
        </text:list-item>
        <text:list-item>
          <text:p text:style-name="P15"><text:span text:style-name="T7">Convertidores, nivel C.</text:span></text:p>
        </text:list-item>
        <text:list-item>
          <text:p text:style-name="P16"><text:span text:style-name="T7">Antonio Segura Jiménez: Procession, Request, Member. 1 hora</text:span></text:p>
        </text:list-item>
        <text:list-item>
          <text:p text:style-name="P16"><text:span text:style-name="T7">Cristian Lorca Brenes: Enrolment, Position y mensaje broadcast. 1 hora</text:span></text:p>
        </text:list-item>
        <text:list-item>
          <text:p text:style-name="P16"><text:span text:style-name="T7">Raúl Rodríguez Méndez: Float, Picture y Actor. 1 hora</text:span></text:p>
        </text:list-item>
        <text:list-item>
          <text:p text:style-name="P16"><text:span text:style-name="T7">Jesús Elías Rodríguez: CustomizableSystem, Administrador y Brotherhood. 1 hora</text:span></text:p>
        </text:list-item>
        <text:list-item>
          <text:p text:style-name="P17"><text:span text:style-name="T7">Vistas jsp, nivel C.</text:span></text:p>
        </text:list-item>
        <text:list-item>
          <text:p text:style-name="P18"><text:span text:style-name="T7">Antonio Segura Jiménez: Procession, Request, Member. 5 horas</text:span></text:p>
        </text:list-item>
        <text:list-item>
          <text:p text:style-name="P18"><text:span text:style-name="T7">Cristian Lorca Brenes: Enrolment, Position y mensaje broadcast. 6 horas</text:span></text:p>
        </text:list-item>
        <text:list-item>
          <text:p text:style-name="P18"><text:span text:style-name="T7">Raúl Rodríguez Méndez: Float, Picture y Actor. 4 horas</text:span></text:p>
        </text:list-item>
        <text:list-item>
          <text:p text:style-name="P18"><text:span text:style-name="T7">Jesús Elías Rodríguez: CustomizableSystem, Administrador y Brotherhood. 7 horas</text:span></text:p>
        </text:list-item>
      </text:list>
      <text:p text:style-name="P19"><text:span text:style-name="T7"/></text:p>
      <text:list text:style-name="L20">
        <text:list-item>
          <text:p text:style-name="P20"><text:span text:style-name="T8">Controladores, nivel C .</text:span></text:p>
        </text:list-item>
        <text:list-item>
          <text:p text:style-name="P21"><text:span text:style-name="T8">Antonio Segura Jiménez: Procession, Request, Member. 8 horas</text:span></text:p>
        </text:list-item>
        <text:list-item>
          <text:p text:style-name="P21"><text:span text:style-name="T8">Cristian Lorca Brenes: Enrolment, Position y mensaje broadcast. 7 horas</text:span></text:p>
        </text:list-item>
        <text:list-item>
          <text:p text:style-name="P21"><text:span text:style-name="T8">Raúl Rodríguez Méndez: Float, Picture y Actor. 7 horas</text:span></text:p>
        </text:list-item>
        <text:list-item>
          <text:p text:style-name="P21"><text:span text:style-name="T8">Jesús Elías Rodríguez: CustomizableSystem, Administrador y Brotherhood. 7 horas</text:span></text:p>
        </text:list-item>
      </text:list>
      <text:p text:style-name="P22"><text:span text:style-name="T8"/></text:p>
      <text:list text:style-name="L23">
        <text:list-item>
          <text:p text:style-name="P23"><text:span text:style-name="T9">Incluir aceptar términos y condiciones asignado a Cristian Lorca Brenes. 4 horas.</text:span></text:p>
        </text:list-item>
        <text:list-item>
          <text:p text:style-name="P23"><text:span text:style-name="T9">Activar HTTPS en nuestra web, asignado a Jesús Elías Rodríguez y Raúl Rodríguez Méndez. 6 horas.</text:span></text:p>
        </text:list-item>
        <text:list-item>
          <text:p text:style-name="P23"><text:span text:style-name="T9">Realizar una nueva versión de la plantina con los requisitos legales, asignado a Antonio Segura Jiménez. 3 horas.</text:span></text:p>
        </text:list-item>
        <text:list-item>
          <text:p text:style-name="P23"><text:span text:style-name="T9">Script y Artefacto asignado a Cristián Lorca Brenes. 1 horas.</text:span></text:p>
        </text:list-item>
      </text:list>
      <text:p text:style-name="P24"><text:span text:style-name="T10"/></text:p>
      <text:p text:style-name="P25"><text:span text:style-name="T11">Presupuesto.</text:span><text:span text:style-name="T12"/></text:p>
      <text:p text:style-name="P26"><text:span text:style-name="T13"><text:tab/>Tenemos en cuenta que somos programadores juniors y que estimamos que nuestro trabajo se debe cobrar a 13€ la hora trabajada. Harían un total de 228 horas de trabajo por 13 euros la hora, serían 2.964€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